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BADF0A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883e5" officeooo:paragraph-rsid="000883e5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in, 7.8098in, 1.2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3:</text:p>
      <text:p text:style-name="P1"/>
      <text:p text:style-name="P1"/>
      <text:p text:style-name="P1"><draw:frame draw:style-name="fr1" draw:name="Image1" text:anchor-type="paragraph" svg:x="0.4756in" svg:y="0.511in" svg:width="6.1799in" svg:height="6.0528in" draw:z-index="0"><draw:image xlink:href="Pictures/100002010000055600000300BADF0A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3:50:59.685866519</meta:creation-date>
    <dc:date>2017-06-04T23:53:44.112254568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4.2.8.2$Linux_X86_64 LibreOffice_project/420m0$Build-2</meta:generator>
  </office:meta>
</office:document-meta>
</file>